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2mm"/>
    </style:style>
    <style:style style:name="co3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2" table:default-cell-style-name="Default"/>
        <table:table-column table:style-name="co1" table:default-cell-style-name="ce5"/>
        <table:table-column table:style-name="co3" table:default-cell-style-name="ce2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1"/>
          <table:table-cell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6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6"/>
          <table:table-cell table:formula="of:=SUM([.D6:.M6])/5" office:value-type="float" office:value="119411" calcext:value-type="float">
            <text:p>119411</text:p>
          </table:table-cell>
          <table:table-cell/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/>
          <table:table-cell table:formula="of:=SUM([.D7:.M7])/10" office:value-type="float" office:value="121579.1" calcext:value-type="float">
            <text:p>121579</text:p>
          </table:table-cell>
          <table:table-cell/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6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6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2"/>
          <table:table-cell table:formula="of:=SUM([.D10:.M10])/10" office:value-type="float" office:value="108487" calcext:value-type="float">
            <text:p>108487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2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2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3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2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/>
          <table:table-cell table:formula="of:=SUM([.D29:.M29])/10" office:value-type="float" office:value="125236.5" calcext:value-type="float">
            <text:p>125237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2"/>
          <table:table-cell table:formula="of:=SUM([.D30:.M30])/10" office:value-type="float" office:value="0" calcext:value-type="float">
            <text:p>0</text:p>
          </table:table-cell>
          <table:table-cell table:style-name="Default" office:value-type="string" calcext:value-type="string">
            <text:p>CheckIfInRange was bugged</text:p>
          </table:table-cell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/>
          <table:table-cell table:formula="of:=SUM([.D31:.M31])/10" office:value-type="float" office:value="125503.3" calcext:value-type="float">
            <text:p>125503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/>
          <table:table-cell table:formula="of:=SUM([.D32:.M32])/10" office:value-type="float" office:value="124458.6" calcext:value-type="float">
            <text:p>124459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/>
          <table:table-cell table:formula="of:=SUM([.D33:.M33])/10" office:value-type="float" office:value="115251.2" calcext:value-type="float">
            <text:p>115251</text:p>
          </table:table-cell>
          <table:table-cell table:style-name="Default" office:value-type="string" calcext:value-type="string">
            <text:p>Bug somewhere</text:p>
          </table:table-cell>
        </table:table-row>
        <table:table-row table:style-name="ro1">
          <table:table-cell table:number-columns-repeated="15"/>
          <table:table-cell table:formula="of:=SUM([.D34:.M3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/>
          <table:table-cell table:formula="of:=SUM([.D35:.M35])/10" office:value-type="float" office:value="120313.4" calcext:value-type="float">
            <text:p>120313</text:p>
          </table:table-cell>
          <table:table-cell table:style-name="Default" office:value-type="string" calcext:value-type="string">
            <text:p>Changes Tasks too often BUG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/>
          <table:table-cell table:formula="of:=SUM([.D36:.M36])/10" office:value-type="float" office:value="123346.3" calcext:value-type="float">
            <text:p>123346</text:p>
          </table:table-cell>
          <table:table-cell table:style-name="Default" office:value-type="string" calcext:value-type="string">
            <text:p>Minor Decrease</text:p>
          </table:table-cell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/>
          <table:table-cell table:formula="of:=SUM([.D37:.M37])/10" office:value-type="float" office:value="124483.1" calcext:value-type="float">
            <text:p>124483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/>
          <table:table-cell table:formula="of:=SUM([.D38:.M38])/10" office:value-type="float" office:value="125693.7" calcext:value-type="float">
            <text:p>125694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/>
          <table:table-cell table:formula="of:=SUM([.D39:.M39])/10" office:value-type="float" office:value="123811.8" calcext:value-type="float">
            <text:p>123812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40:.M40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/>
          <table:table-cell table:formula="of:=SUM([.D41:.M41])/10" office:value-type="float" office:value="121066.2" calcext:value-type="float">
            <text:p>121066</text:p>
          </table:table-cell>
          <table:table-cell table:style-name="Default" office:value-type="string" calcext:value-type="string">
            <text:p>Worse</text:p>
          </table:table-cell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/>
          <table:table-cell table:formula="of:=SUM([.D42:.M42])/10" office:value-type="float" office:value="126067.9" calcext:value-type="float">
            <text:p>126068</text:p>
          </table:table-cell>
          <table:table-cell table:style-name="Default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/>
          <table:table-cell table:formula="of:=SUM([.D43:.M43])/10" office:value-type="float" office:value="124777" calcext:value-type="float">
            <text:p>124777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44:.M44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45:.M45])/1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15"/>
          <table:table-cell table:formula="of:=SUM([.D46:.M46])/10"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9:41:24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1T19:57:42.675000000</dc:date>
    <meta:editing-duration>PT4H9M5S</meta:editing-duration>
    <meta:editing-cycles>60</meta:editing-cycles>
    <meta:generator>LibreOffice/6.2.0.3$Windows_X86_64 LibreOffice_project/98c6a8a1c6c7b144ce3cc729e34964b47ce25d62</meta:generator>
    <meta:document-statistic meta:table-count="1" meta:cell-count="514" meta:object-count="0"/>
  </office:meta>
</office:document-meta>
</file>